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USCUVILCA RAFAEL ANGELA JINA LINDA MARICRUZ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749389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N RAMON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768482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USCUVILCA RAFAEL ANGELA JINA LINDA MARICRUZ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749389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549884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749389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4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7.5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6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0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3/08/2021</text:p>
          </table:table-cell>
          <table:table-cell table:style-name="Tabla2.A3" office:value-type="string">
            <text:p text:style-name="P22">40792401</text:p>
          </table:table-cell>
          <table:table-cell table:style-name="Tabla2.D3" office:value-type="string">
            <text:p text:style-name="P23">10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1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23:41:5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